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2.862cm"/>
    </style:style>
    <style:style style:name="co3" style:family="table-column">
      <style:table-column-properties fo:break-before="auto" style:column-width="10.92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046cm"/>
    </style:style>
    <style:style style:name="co6" style:family="table-column">
      <style:table-column-properties fo:break-before="auto" style:column-width="5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DC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o214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S 5V</text:p>
          </table:table-cell>
          <table:table-cell table:style-name="ce1" office:value-type="string" calcext:value-type="string">
            <text:p>576-SMAJ5.0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5,C33</text:p>
          </table:table-cell>
          <table:table-cell office:value-type="string" calcext:value-type="string">
            <text:p>c_tant_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 6.3V</text:p>
          </table:table-cell>
          <table:table-cell table:style-name="ce2" office:value-type="string" calcext:value-type="string">
            <text:p>581-TPSB107K006R0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8,C9,C40,C43,C44,C49</text:p>
          </table:table-cell>
          <table:table-cell office:value-type="string" calcext:value-type="string">
            <text:p>SMD-12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 SMD 12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_2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,100V</text:p>
          </table:table-cell>
          <table:table-cell table:style-name="ce2" office:value-type="string" calcext:value-type="string">
            <text:p>810-CGA9P3X7S2A156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_2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, 100v</text:p>
          </table:table-cell>
          <table:table-cell table:style-name="ce2" office:value-type="string" calcext:value-type="string">
            <text:p>810-CGA9P3X7S2A156M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2117</text:p>
          </table:table-cell>
          <table:table-cell table:style-name="ce1" office:value-type="string" calcext:value-type="string">
            <text:p>579-TC2117-3.3VDBT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 10k</text:p>
          </table:table-cell>
          <table:table-cell table:style-name="ce2" office:value-type="string" calcext:value-type="string">
            <text:p>81-NCP18XH103F03RB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,R20,R7,R8,R9,R10,R402</text:p>
          </table:table-cell>
          <table:table-cell office:value-type="string" calcext:value-type="string">
            <text:p>SMD-0603_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8,R34,R42,R29,R35,R43</text:p>
          </table:table-cell>
          <table:table-cell office:value-type="string" calcext:value-type="string">
            <text:p>SMD-0603_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8,R49,R50,R51,R16,R31,R37,R38</text:p>
          </table:table-cell>
          <table:table-cell office:value-type="string" calcext:value-type="string">
            <text:p>SMD-0603_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3,R104</text:p>
          </table:table-cell>
          <table:table-cell office:value-type="string" calcext:value-type="string">
            <text:p>SMD-0603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44,R47,R39,R40,R45,R3,R23,R26,R30,R32,R36,R46,R41</text:p>
          </table:table-cell>
          <table:table-cell office:value-type="string" calcext:value-type="string">
            <text:p>SMD-0603_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4,R5,R11,R12,R13,R22,R24,R27,R33</text:p>
          </table:table-cell>
          <table:table-cell office:value-type="string" calcext:value-type="string">
            <text:p>SMD-0603_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SMD-0603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 SMD 06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3,R52,R15,R14</text:p>
          </table:table-cell>
          <table:table-cell office:value-type="string" calcext:value-type="string">
            <text:p>YLR2512_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LR12-3-8F-W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Q1,Q3,Q5,Q6,Q2,Q4</text:p>
          </table:table-cell>
          <table:table-cell office:value-type="string" calcext:value-type="string">
            <text:p>D2PAK-7-G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FS7530</text:p>
          </table:table-cell>
          <table:table-cell table:style-name="ce3" office:value-type="string" calcext:value-type="string">
            <text:p>942-IRFS7530TRL7P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PinHeader_1x03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Barra de pinos simples horizontal 2.54m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ST_PH_B6B-PH-K_1x06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JST PH 6 vias 2mm sinlge Vertica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64_pad_m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X_LQFP64</text:p>
          </table:table-cell>
          <table:table-cell table:style-name="ce4" office:value-type="string" calcext:value-type="string">
            <text:p>511-STM32F405RGT6</text:p>
          </table:table-cell>
          <table:table-cell table:style-name="ce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SSOP-56-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302</text:p>
          </table:table-cell>
          <table:table-cell table:style-name="ce2" office:value-type="string" calcext:value-type="string">
            <text:p>595-DRV8302DC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JST_PH_S4B-PH-K_1x04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BUS</text:p>
          </table:table-cell>
          <table:table-cell office:value-type="string" calcext:value-type="string">
            <text:p>JST PH 4 vias 2mm single horizonta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10,C11,C12,C13,C23,C35,C41,C401,C14,C16,C17,C18,C20,C24,C31,C52,C26</text:p>
          </table:table-cell>
          <table:table-cell office:value-type="string" calcext:value-type="string">
            <text:p>SMD-0603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2u 16V</text:p>
          </table:table-cell>
          <table:table-cell table:style-name="ce2" office:value-type="string" calcext:value-type="string">
            <text:p>810-C1608X5R1C225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SMD-0603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MD-0603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MD-0603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27,C47,C42,C2,C3,C32</text:p>
          </table:table-cell>
          <table:table-cell office:value-type="string" calcext:value-type="string">
            <text:p>SMD-0603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28,C29,C30</text:p>
          </table:table-cell>
          <table:table-cell office:value-type="string" calcext:value-type="string">
            <text:p>SMD-0603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n 25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34,C36</text:p>
          </table:table-cell>
          <table:table-cell office:value-type="string" calcext:value-type="string">
            <text:p>SMD-0603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table:style-name="ce2" office:value-type="string" calcext:value-type="string">
            <text:p>963-UMK316BBJ106ML-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SOIC-8-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2D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USB-UX60R-MB-5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-USB-SHIELD-32005-201</text:p>
          </table:table-cell>
          <table:table-cell table:style-name="ce2" office:value-type="string" calcext:value-type="string">
            <text:p>798-UX60R-MB-5S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JST_PH_S4B-PH-K_1x04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COMM</text:p>
          </table:table-cell>
          <table:table-cell office:value-type="string" calcext:value-type="string">
            <text:p>JST PH 4 vias 2mm single horizonta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smd_8x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style-name="ce2" office:value-type="string" calcext:value-type="string">
            <text:p>652-SDR0805-220M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85ED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45,C46</text:p>
          </table:table-cell>
          <table:table-cell office:value-type="string" calcext:value-type="string">
            <text:p>SMD-0603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ST_PHD_S12B-PHDSS_2x06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JST PHD 12 vias 2mm duplo Horizonta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4,U7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A826AID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5,J4</text:p>
          </table:table-cell>
          <table:table-cell office:value-type="string" calcext:value-type="string">
            <text:p>PinHeader_1x01_P1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_Pin</text:p>
          </table:table-cell>
          <table:table-cell office:value-type="string" calcext:value-type="string">
            <text:p>pin header 1 via vertica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26C32CD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BLM31KN102SZ1L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hoenixContact_MSTBA_2,5_3-G-5,08_1x03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hoenixContact_MSTBA_2,5_3-G-5,08_1x03_P5.08mm_Horizonta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6,U9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333AIDBV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ST_PH_S2B-PH-K_1x02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JST PH 2 vias 2mm single horizonta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hoenixContact_MSTBA_2,5_2-G-5,08_1x02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hoenixContact_MSTBA_2,5_2-G-5,08_1x02_P5.08mm_Horizontal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GREEN 060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 RED 060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yELLOW 060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rystal_5x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 10ppm</text:p>
          </table:table-cell>
          <table:table-cell table:style-name="ce2" office:value-type="string" calcext:value-type="string">
            <text:p>815-ABM3B-8.0-10-1U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4,C5,C6,C7</text:p>
          </table:table-cell>
          <table:table-cell office:value-type="string" calcext:value-type="string">
            <text:p>SMD-0603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n7 5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15,C38</text:p>
          </table:table-cell>
          <table:table-cell office:value-type="string" calcext:value-type="string">
            <text:p>SMD-0603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 100V</text:p>
          </table:table-cell>
          <table:table-cell office:value-type="string" calcext:value-type="string">
            <text:p>CAP SMD 060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MA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SCH</text:p>
          </table:table-cell>
          <table:table-cell table:style-name="ce2" office:value-type="string" calcext:value-type="string">
            <text:p>771-PMEG6020ER-1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108P1" style:volatile="true">
      <number:text>kr (</number:text>
      <number:number number:decimal-places="0" number:min-decimal-places="0" number:min-integer-digits="1" number:grouping="true"/>
      <number:text>)</number:text>
    </number:number-style>
    <number:number-style style:name="N108P2" style:volatile="true">
      <number:text>kr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09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kr 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kr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12" number:language="sv" number:country="SE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12P0"/>
    </number:number-style>
    <number:number-style style:name="N10113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13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15P0"/>
    </number:number-style>
    <number:number-style style:name="N10116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16" number:language="sv" number:country="SE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17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18" number:language="sv" number:country="SE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19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8T19:22:36.750112452</dc:date>
    <meta:editing-duration>PT3M17S</meta:editing-duration>
    <meta:editing-cycles>2</meta:editing-cycles>
    <meta:generator>LibreOffice/7.0.4.2$Linux_X86_64 LibreOffice_project/00$Build-2</meta:generator>
    <meta:document-statistic meta:table-count="1" meta:cell-count="342" meta:object-count="0"/>
  </office:meta>
</office:document-meta>
</file>